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255" officeooo:paragraph-rsid="00146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gf.,m sadf,.mas/,.dfas/,.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05:37:04.380250165</meta:creation-date>
    <dc:date>2018-08-21T05:37:57.485534357</dc:date>
    <meta:editing-duration>PT56S</meta:editing-duration>
    <meta:editing-cycles>1</meta:editing-cycles>
    <meta:document-statistic meta:table-count="0" meta:image-count="0" meta:object-count="0" meta:page-count="1" meta:paragraph-count="1" meta:word-count="2" meta:character-count="30" meta:non-whitespace-character-count="29"/>
    <meta:generator>LibreOffice/6.0.3.2$Linux_X86_64 LibreOffice_project/00m0$Build-2</meta:generator>
  </office:meta>
</office:document-meta>
</file>